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Equipment">
        <table:table-column/>
        <table:table-column/>
        <table:table-column/>
        <table:table-column/>
        <table:table-column/>
        <table:table-row>
          <table:table-cell office:value-type="string">
            <text:p>Catagory</text:p>
          </table:table-cell>
          <table:table-cell office:value-type="string">
            <text:p>Machine (Embed Link)</text:p>
          </table:table-cell>
          <table:table-cell office:value-type="string">
            <text:p>Quanity</text:p>
          </table:table-cell>
          <table:table-cell office:value-type="string">
            <text:p>Footprint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3D Prin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ambu X1C</text:p>
          </table:table-cell>
          <table:table-cell office:value="4.0" office:value-type="float"/>
          <table:table-cell office:value-type="string">
            <text:p>15.5"x20.5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uel Nozzle</text:p>
          </table:table-cell>
          <table:table-cell office:value="1.0" office:value-type="float"/>
          <table:table-cell office:value-type="string">
            <text:p>23"x2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rmlabs</text:p>
          </table:table-cell>
          <table:table-cell office:value="2.0" office:value-type="float"/>
          <table:table-cell office:value-type="string">
            <text:p>16"x16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rmlabs Cleaner</text:p>
          </table:table-cell>
          <table:table-cell office:value="3.0" office:value-type="float"/>
          <table:table-cell office:value-type="string">
            <text:p>11"x11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legoo Printer</text:p>
          </table:table-cell>
          <table:table-cell office:value="1.0" office:value-type="float"/>
          <table:table-cell office:value-type="string">
            <text:p>13"x1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legoo Cleaning</text:p>
          </table:table-cell>
          <table:table-cell office:value="1.0" office:value-type="float"/>
          <table:table-cell office:value-type="string">
            <text:p>12"x1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NC Mach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arvara CNC</text:p>
          </table:table-cell>
          <table:table-cell office:value="1.0" office:value-type="float"/>
          <table:table-cell office:value-type="string">
            <text:p>23"x21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icut vinyl cutter</text:p>
          </table:table-cell>
          <table:table-cell office:value="1.0" office:value-type="float"/>
          <table:table-cell office:value-type="string">
            <text:p>22"x6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eality 3D Scanner</text:p>
          </table:table-cell>
          <table:table-cell office:value="1.0" office:value-type="float"/>
          <table:table-cell office:value-type="string">
            <text:p/>
          </table:table-cell>
          <table:table-cell office:value-type="string">
            <text:p>Packed away, but needs minimum 3'x3' open table space to maneuver scanner around object</text:p>
          </table:table-cell>
        </table:table-row>
        <table:table-row>
          <table:table-cell office:value-type="string">
            <text:p>Laser Cut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aser Cutter</text:p>
          </table:table-cell>
          <table:table-cell office:value="1.0" office:value-type="float"/>
          <table:table-cell office:value-type="string">
            <text:p>38"x24.5"</text:p>
          </table:table-cell>
          <table:table-cell office:value-type="string">
            <text:p/>
          </table:table-cell>
        </table:table-row>
        <table:table-row>
          <table:table-cell office:value-type="string">
            <text:p>PC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ick and Place</text:p>
          </table:table-cell>
          <table:table-cell office:value="1.0" office:value-type="float"/>
          <table:table-cell office:value-type="string">
            <text:p>26"x26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older reflow</text:p>
          </table:table-cell>
          <table:table-cell office:value="1.0" office:value-type="float"/>
          <table:table-cell office:value-type="string">
            <text:p>17"x29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creening</text:p>
          </table:table-cell>
          <table:table-cell office:value="1.0" office:value-type="float"/>
          <table:table-cell office:value-type="string">
            <text:p>13"x2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lectronic Workbench and Solder St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oldering St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cillosco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enchtop Power Supply +/- 30V @ 2.5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M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aveform 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rni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orkben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lectronic Workben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ol Ch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ench Pro Chai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nd Too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crew Driver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llen Wrench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ordless Drill an drill b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Hot P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ile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cto Knite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remel Tool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isposable Glo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aftey Glass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ire Cut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alip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liers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ini Pliers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ocket 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wer Too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Consumables">
        <table:table-column/>
        <table:table-column/>
        <table:table-column/>
        <table:table-column/>
        <table:table-column/>
        <table:table-row>
          <table:table-cell office:value-type="string">
            <text:p>Category</text:p>
          </table:table-cell>
          <table:table-cell office:value-type="string">
            <text:p>Item (Embed Link)</text:p>
          </table:table-cell>
          <table:table-cell office:value-type="string">
            <text:p>Quanity</text:p>
          </table:table-cell>
          <table:table-cell office:value-type="string">
            <text:p>Volume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Resin Print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legoo Standard 2.0 Resin</text:p>
          </table:table-cell>
          <table:table-cell office:value="0.0" office:value-type="float"/>
          <table:table-cell office:value-type="string">
            <text:p>1000g</text:p>
          </table:table-cell>
          <table:table-cell office:value-type="string">
            <text:p>Resin for Elegoo </text:p>
          </table:table-cell>
        </table:table-row>
        <table:table-row>
          <table:table-cell office:value-type="string">
            <text:p/>
          </table:table-cell>
          <table:table-cell office:value-type="string">
            <text:p>Isopropyl Alcohol 99%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r cleaning machine/parts</text:p>
          </table:table-cell>
        </table:table-row>
        <table:table-row>
          <table:table-cell office:value-type="string">
            <text:p/>
          </table:table-cell>
          <table:table-cell office:value-type="string">
            <text:p>Paper Filters/Funnels</text:p>
          </table:table-cell>
          <table:table-cell office:value="0.0" office:value-type="float"/>
          <table:table-cell office:value-type="string">
            <text:p/>
          </table:table-cell>
          <table:table-cell office:value-type="string">
            <text:p>for straining out cured pieces in vat</text:p>
          </table:table-cell>
        </table:table-row>
        <table:table-row>
          <table:table-cell office:value-type="string">
            <text:p/>
          </table:table-cell>
          <table:table-cell office:value-type="string">
            <text:p>Nitrile Gloves</text:p>
          </table:table-cell>
          <table:table-cell office:value="100.0" office:value-type="float"/>
          <table:table-cell office:value-type="string">
            <text:p>9"x4.9"x2.6"</text:p>
          </table:table-cell>
          <table:table-cell office:value-type="string">
            <text:p>For handling resin coated prints</text:p>
          </table:table-cell>
        </table:table-row>
        <table:table-row>
          <table:table-cell office:value-type="string">
            <text:p/>
          </table:table-cell>
          <table:table-cell office:value-type="string">
            <text:p>Heavy Duty Paper Towels</text:p>
          </table:table-cell>
          <table:table-cell office:value-type="string">
            <text:p>200 (sheets)</text:p>
          </table:table-cell>
          <table:table-cell office:value-type="string">
            <text:p/>
          </table:table-cell>
          <table:table-cell office:value-type="string">
            <text:p>Clean Resin alone and with alcohol(not break)</text:p>
          </table:table-cell>
        </table:table-row>
        <table:table-row>
          <table:table-cell office:value-type="string">
            <text:p/>
          </table:table-cell>
          <table:table-cell office:value-type="string">
            <text:p>N95 mask </text:p>
          </table:table-cell>
          <table:table-cell office:value-type="string">
            <text:p>25 / pack</text:p>
          </table:table-cell>
          <table:table-cell office:value-type="string">
            <text:p/>
          </table:table-cell>
          <table:table-cell office:value-type="string">
            <text:p>For optional use with printer </text:p>
          </table:table-cell>
        </table:table-row>
        <table:table-row>
          <table:table-cell office:value-type="string">
            <text:p>Solder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ol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l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fe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C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lder Stencil</text:p>
          </table:table-cell>
          <table:table-cell office:value-type="string">
            <text:p>Nitrile Gloves</text:p>
          </table:table-cell>
          <table:table-cell office:value="100.0" office:value-type="float"/>
          <table:table-cell office:value-type="string">
            <text:p>9"x4.9"x2.6"</text:p>
          </table:table-cell>
          <table:table-cell office:value-type="string">
            <text:p>For handling Solder paste</text:p>
          </table:table-cell>
        </table:table-row>
        <table:table-row>
          <table:table-cell office:value-type="string">
            <text:p>Solder Stencil</text:p>
          </table:table-cell>
          <table:table-cell office:value-type="string">
            <text:p>Solder Paste (Lead Free)</text:p>
          </table:table-cell>
          <table:table-cell office:value-type="string">
            <text:p>1 tub</text:p>
          </table:table-cell>
          <table:table-cell office:value-type="string">
            <text:p>2.85"x2.65"x2.35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D Scann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sopropyl Alcohol &gt;85%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e 99%</text:p>
          </table:table-cell>
        </table:table-row>
        <table:table-row>
          <table:table-cell office:value-type="string">
            <text:p/>
          </table:table-cell>
          <table:table-cell office:value-type="string">
            <text:p>Baby/Body/Talc Powder</text:p>
          </table:table-cell>
          <table:table-cell office:value="3.0" office:value-type="float"/>
          <table:table-cell office:value-type="string">
            <text:p>5 oz</text:p>
          </table:table-cell>
          <table:table-cell office:value-type="string">
            <text:p>Used to show texture</text:p>
          </table:table-cell>
        </table:table-row>
        <table:table-row>
          <table:table-cell office:value-type="string">
            <text:p/>
          </table:table-cell>
          <table:table-cell office:value-type="string">
            <text:p>3D Scanning Marker Stickers</text:p>
          </table:table-cell>
          <table:table-cell office:value-type="string">
            <text:p>30 sheets</text:p>
          </table:table-cell>
          <table:table-cell office:value-type="string">
            <text:p>1500 total</text:p>
          </table:table-cell>
          <table:table-cell office:value-type="string">
            <text:p>Buy in bulk, hundreds at a time</text:p>
          </table:table-cell>
        </table:table-row>
        <table:table-row>
          <table:table-cell office:value-type="string">
            <text:p/>
          </table:table-cell>
          <table:table-cell office:value-type="string">
            <text:p>Spary Bottle</text:p>
          </table:table-cell>
          <table:table-cell office:value="3.0" office:value-type="float"/>
          <table:table-cell office:value-type="string">
            <text:p>32 oz</text:p>
          </table:table-cell>
          <table:table-cell office:value-type="string">
            <text:p/>
          </table:table-cell>
        </table:table-row>
        <table:table-row>
          <table:table-cell office:value-type="string">
            <text:p>FDM Print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aise 3D E2</text:p>
          </table:table-cell>
          <table:table-cell office:value-type="string">
            <text:p>Isopropyl Alcohol</text:p>
          </table:table-cell>
          <table:table-cell office:value="1.0" office:value-type="float"/>
          <table:table-cell office:value-type="string">
            <text:p>6"x6"</text:p>
          </table:table-cell>
          <table:table-cell office:value-type="string">
            <text:p>Bed Cleaning, Use 99%</text:p>
          </table:table-cell>
        </table:table-row>
        <table:table-row>
          <table:table-cell office:value-type="string">
            <text:p>Raise 3D E2</text:p>
          </table:table-cell>
          <table:table-cell office:value-type="string">
            <text:p>Air Filter</text:p>
          </table:table-cell>
          <table:table-cell office:value="0.0" office:value-type="float"/>
          <table:table-cell office:value-type="string">
            <text:p>3.5"x3.5"</text:p>
          </table:table-cell>
          <table:table-cell office:value-type="string">
            <text:p>Breath Good</text:p>
          </table:table-cell>
        </table:table-row>
        <table:table-row>
          <table:table-cell office:value-type="string">
            <text:p>Raise 3D E2</text:p>
          </table:table-cell>
          <table:table-cell office:value-type="string">
            <text:p>Build Plate</text:p>
          </table:table-cell>
          <table:table-cell office:value="0.0" office:value-type="float"/>
          <table:table-cell office:value-type="string">
            <text:p>14.5"x10"</text:p>
          </table:table-cell>
          <table:table-cell office:value-type="string">
            <text:p>Stick Good</text:p>
          </table:table-cell>
        </table:table-row>
        <table:table-row>
          <table:table-cell office:value-type="string">
            <text:p>Raise 3D E2</text:p>
          </table:table-cell>
          <table:table-cell office:value-type="string">
            <text:p>Brand Name Filaments</text:p>
          </table:table-cell>
          <table:table-cell office:value="1.0" office:value-type="float"/>
          <table:table-cell office:value-type="string">
            <text:p>7.5"x7.5"</text:p>
          </table:table-cell>
          <table:table-cell office:value-type="string">
            <text:p>Print Goo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Pick &amp; Place Componen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4-21T16:29:10.813289</meta:creation-date>
    <dc:date>2026-04-21T16:29:10.925874</dc:date>
    <meta:generator>http://pypi.python.org/pypi/ezodf/0.1.0$Python3.13.13 (tags/v3.13.13:01104ce, Apr  7 2026, 19:25:48) [MSC v.1944 64 bit (AMD64)]</meta:generator>
    <meta:document-statistic/>
    <meta:editing-cycles>1</meta:editing-cycles>
  </office:meta>
</office:document-meta>
</file>